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TemplateEditorTests.testNullIsIllega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ndiTemplateEditorTests.testEmptyStringMeansNull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ndiTemplateEditorTests.testCustom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